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0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able_20_Contents" style:list-style-name="L12">
      <style:text-properties style:font-name="Verdana" fo:font-size="16pt" style:font-size-asian="16pt" style:font-size-complex="16pt"/>
    </style:style>
    <style:style style:name="P25" style:family="paragraph" style:parent-style-name="Table_20_Contents" style:list-style-name="L13">
      <style:text-properties style:font-name="Verdana" fo:font-size="16pt" style:font-size-asian="16pt" style:font-size-complex="16pt"/>
    </style:style>
    <style:style style:name="P26" style:family="paragraph" style:parent-style-name="Table_20_Contents" style:list-style-name="L14">
      <style:text-properties style:font-name="Verdana" fo:font-size="16pt" style:font-size-asian="16pt" style:font-size-complex="16pt"/>
    </style:style>
    <style:style style:name="P27" style:family="paragraph" style:parent-style-name="Table_20_Contents" style:list-style-name="L15">
      <style:text-properties style:font-name="Verdana" fo:font-size="16pt" style:font-size-asian="16pt" style:font-size-complex="16pt"/>
    </style:style>
    <style:style style:name="P28" style:family="paragraph" style:parent-style-name="Table_20_Contents" style:list-style-name="L12">
      <style:text-properties style:font-name="Verdana" fo:font-size="16pt" fo:background-color="#996600" style:font-size-asian="16pt" style:font-size-complex="16pt"/>
    </style:style>
    <style:style style:name="P29" style:family="paragraph" style:parent-style-name="Text_20_body" style:list-style-name="L11">
      <style:paragraph-properties fo:line-height="150%"/>
      <style:text-properties style:font-name="Arial" fo:font-size="16pt" style:font-name-asian="Arial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8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9" style:family="text">
      <style:text-properties style:font-name="Verdana"/>
    </style:style>
    <style:style style:name="T1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background-color="#ccff66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7.5pt" style:font-size-asian="17.5pt" style:font-size-complex="17.5pt"/>
    </style:style>
    <style:style style:name="T1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6" style:family="text">
      <style:text-properties fo:background-color="#ffff0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2">http://localhost/Eclipse_Luna/Cake_IFM11/fx_test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2">http://localhost/Eclipse_Luna/Cake_IFM11/fx_test/fx_tester_T_1</text:span></text:a><text:span text:style-name="T12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2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util_3__Gen_Trading_Result_List" text:style-name="Internet_20_link" text:visited-style-name="Visited_20_Internet_20_Link"><text:span text:style-name="T12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2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2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2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5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2">C</text:span></text:a><text:span text:style-name="T8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2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2">216</text:span></text:a><text:span text:style-name="T12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2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2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0">11.3.2_1</text:span>---------------------------------------------------------------------------</text:p>
      <text:p text:style-name="P13">[2] res free# JVEMV6 44#11.3.2_X / 44. currency / 11. prog-mt4 / 3. ea / 2. ea-6 / 20200730_141947</text:p>
      <text:p text:style-name="P7"/>
      <text:p text:style-name="P7">[do] <text:span text:style-name="T1">#_ </text:span></text:p>
      <text:list xml:id="list7649579484800298196" text:style-name="L1">
        <text:list-item>
          <text:p text:style-name="P31">REVIEW </text:p>
          <text:list>
            <text:list-item>
              <text:p text:style-name="P31">TEST </text:p>
              <text:list>
                <text:list-item>
                  <text:p text:style-name="P31">compile ==&gt; </text:p>
                </text:list-item>
                <text:list-item>
                  <text:p text:style-name="P31">run (log files gen-ed) ==&gt; </text:p>
                </text:list-item>
                <text:list-item>
                  <text:p text:style-name="P31">log file ==&gt; </text:p>
                  <text:list>
                    <text:list-item>
                      <text:p text:style-name="P31"><text:span text:style-name="T1">#_ </text:span>“(step : j2 : N : 1) is_Order_Fully_Pending =&gt; false” ==&gt; OK</text:p>
                    </text:list-item>
                    <text:list-item>
                      <text:p text:style-name="P31"><text:span text:style-name="T1">#_ </text:span>“(step : j3 : ” ==&gt; </text:p>
                    </text:list-item>
                  </text:list>
                </text:list-item>
                <text:list-item>
                  <text:p text:style-name="P31"><text:span text:style-name="T1">#_ </text:span>stop ea ==&gt; </text:p>
                </text:list-item>
                <text:list-item>
                  <text:p text:style-name="P31"><text:span text:style-name="T1">#_ </text:span>see log ==&gt; </text:p>
                </text:list-item>
              </text:list>
            </text:list-item>
          </text:list>
        </text:list-item>
        <text:list-item>
          <text:p text:style-name="P31">TASK : TASKS-41.1 (take_Position__Sell)</text:p>
          <text:list>
            <text:list-item>
              <text:list>
                <text:list-item>
                  <text:p text:style-name="P31">//next:20200728_151019:n</text:p>
                </text:list-item>
              </text:list>
            </text:list-item>
            <text:list-item>
              <text:p text:style-name="P31">T-1.1 : new FUNC</text:p>
              <text:list>
                <text:list-item>
                  <text:p text:style-name="P31"><text:soft-page-break/>CODE</text:p>
                  <text:list>
                    <text:list-item>
                      <text:p text:style-name="P31">DUP : take_Position__Buy</text:p>
                    </text:list-item>
                    <text:list-item>
                      <text:p text:style-name="P31">==&gt; already coded</text:p>
                    </text:list-item>
                  </text:list>
                </text:list-item>
              </text:list>
            </text:list-item>
            <text:list-item>
              <text:p text:style-name="P31">T-1.2 : use ==&gt; code</text:p>
              <text:list>
                <text:list-item>
                  <text:p text:style-name="P31">CODE : //_20200331_173735:tmp</text:p>
                  <text:list>
                    <text:list-item>
                      <text:p text:style-name="P31">==&gt; the lines therebelow → delete</text:p>
                    </text:list-item>
                  </text:list>
                </text:list-item>
                <text:list-item>
                  <text:p text:style-name="P31">TEST </text:p>
                  <text:list>
                    <text:list-item>
                      <text:p text:style-name="P31">==&gt; OK</text:p>
                    </text:list-item>
                  </text:list>
                </text:list-item>
                <text:list-item>
                  <text:p text:style-name="P31">CODE : //next:20200728_151019:n</text:p>
                  <text:list>
                    <text:list-item>
                      <text:p text:style-name="P31">comment out : “return 0; <text:s text:c="2"/>//debug:20200728_140900:d”</text:p>
                    </text:list-item>
                    <text:list-item>
                      <text:p text:style-name="P31">edit line</text:p>
                    </text:list-item>
                  </text:list>
                </text:list-item>
                <text:list-item>
                  <text:p text:style-name="P31">TEST</text:p>
                  <text:list>
                    <text:list-item>
                      <text:p text:style-name="P31">compile</text:p>
                    </text:list-item>
                    <text:list-item>
                      <text:p text:style-name="P31">run</text:p>
                      <text:list>
                        <text:list-item>
                          <text:p text:style-name="P31">==&gt; search “(step : j3 :”</text:p>
                        </text:list-item>
                        <text:list-item>
                          <text:p text:style-name="P31">===&gt; “OrderSend failed with error #0”</text:p>
                        </text:list-item>
                        <text:list-item>
                          <text:p text:style-name="P31">===&gt; </text:p>
                          <text:list>
                            <text:list-item>
                              <text:p text:style-name="P31">“stoploss<text:tab/>75.331</text:p>
                            </text:list-item>
                            <text:list-item>
                              <text:p text:style-name="P31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update func ==&gt; take_Position__Sell</text:p>
              <text:list>
                <text:list-item>
                  <text:p text:style-name="P31">CODE : //20200730_145648:head</text:p>
                  <text:list>
                    <text:list-item>
                      <text:p text:style-name="P31">//code:20200730_145823:c</text:p>
                    </text:list-item>
                    <text:list-item>
                      <text:p text:style-name="P31">//debug:20200730_145815:d</text:p>
                    </text:list-item>
                  </text:list>
                </text:list-item>
                <text:list-item>
                  <text:p text:style-name="P31">CODE :</text:p>
                  <text:list>
                    <text:list-item>
                      <text:list>
                        <text:list-item>
                          <text:p text:style-name="P31">//code:20200730_151313:c (init())</text:p>
                        </text:list-item>
                        <text:list-item>
                          <text:p text:style-name="P31"><text:soft-page-break/>//code:20200730_151828:c ==&gt; take_Position__Sell()</text:p>
                        </text:list-item>
                      </text:list>
                    </text:list-item>
                    <text:list-item>
                      <text:p text:style-name="P31">test ==&gt; take_Position__Sell</text:p>
                    </text:list-item>
                  </text:list>
                </text:list-item>
                <text:list-item>
                  <text:p text:style-name="P31">TEST</text:p>
                  <text:list>
                    <text:list-item>
                      <text:p text:style-name="P31">compile</text:p>
                    </text:list-item>
                    <text:list-item>
                      <text:p text:style-name="P31">run</text:p>
                      <text:list>
                        <text:list-item>
                          <text:p text:style-name="P31">=&gt; search “init() ==&gt; exiting...” (log file)</text:p>
                        </text:list-item>
                        <text:list-item>
                          <text:p text:style-name="P31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4 : debug return ==&gt; comment out</text:p>
              <text:list>
                <text:list-item>
                  <text:p text:style-name="P31">CODE : //debug:20200730_145815:d</text:p>
                </text:list-item>
                <text:list-item>
                  <text:p text:style-name="P31">TEST</text:p>
                  <text:list>
                    <text:list-item>
                      <text:p text:style-name="P31">compile</text:p>
                    </text:list-item>
                    <text:list-item>
                      <text:p text:style-name="P31">=&gt; search “(step : j3 : Y : 2)”</text:p>
                    </text:list-item>
                    <text:list-item>
                      <text:p text:style-name="P31">===&gt; OK</text:p>
                    </text:list-item>
                  </text:list>
                </text:list-item>
                <text:list-item>
                  <text:p text:style-name="P31">PROBLEM</text:p>
                  <text:list>
                    <text:list-item>
                      <text:p text:style-name="P31">order ==&gt; returned “0”</text:p>
                      <text:list>
                        <text:list-item>
                          <text:p text:style-name="P31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1">FOUND ==&gt; “OrderSend” → “volume” ~~&gt; 1</text:p>
                    </text:list-item>
                    <text:list-item>
                      <text:p text:style-name="P31">TRY</text:p>
                      <text:list>
                        <text:list-item>
                          <text:p text:style-name="P31">change ==&gt; to : 0.1</text:p>
                        </text:list-item>
                        <text:list-item>
                          <text:p text:style-name="P31">compile</text:p>
                        </text:list-item>
                        <text:list-item>
                          <text:p text:style-name="P31">run</text:p>
                          <text:list>
                            <text:list-item>
                              <text:p text:style-name="P31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7752920903626885140" text:style-name="L2">
        <text:list-item>
          <text:p text:style-name="P32">TASK : TASKS-41 (trail in SELL order)</text:p>
        </text:list-item>
      </text:list>
      <text:p text:style-name="P7"><text:soft-page-break/>[further]</text:p>
      <text:p text:style-name="P7"><text:line-break/><text:span text:style-name="T11">[/ XXX] 20200730_154306</text:span></text:p>
      <text:p text:style-name="P7"/>
      <text:p text:style-name="P8"/>
      <text:p text:style-name="P7"><text:span text:style-name="T10">11.3.2_2</text:span>---------------------------------------------------------------------------</text:p>
      <text:p text:style-name="P13">[3] res free# JVEMV6 44#11.3.2_X / 44. currency / 11. prog-mt4 / 3. ea / 2. ea-6 / 20200804_124858</text:p>
      <text:p text:style-name="P7"/>
      <text:p text:style-name="P7">[do] <text:span text:style-name="T1">#_ </text:span></text:p>
      <text:list xml:id="list3021468272050601016" text:style-name="L3">
        <text:list-item>
          <text:p text:style-name="P33">REVIEW </text:p>
        </text:list-item>
        <text:list-item>
          <text:p text:style-name="P33">TASK : TASKS-41 (trail in SELL order) </text:p>
          <text:list>
            <text:list-item>
              <text:p text:style-name="P33">T-1.1 : trail_Orders ==&gt; up to : OrdersTotal</text:p>
              <text:list>
                <text:list-item>
                  <text:p text:style-name="P33">CODE : //code:20200804_125006:c</text:p>
                  <text:list>
                    <text:list-item>
                      <text:list>
                        <text:list-item>
                          <text:p text:style-name="P33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3">TEST</text:p>
                  <text:list>
                    <text:list-item>
                      <text:p text:style-name="P33">compile</text:p>
                    </text:list-item>
                    <text:list-item>
                      <text:p text:style-name="P33">run</text:p>
                    </text:list-item>
                    <text:list-item>
                      <text:p text:style-name="P33"><text:span text:style-name="T1">#_ </text:span>search : “numOf_Orders ==&gt; ” ==&gt; OK</text:p>
                      <text:list>
                        <text:list-item>
                          <text:p text:style-name="P33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3">CODE : if-statement : //code:20200804_130436</text:p>
                </text:list-item>
                <text:list-item>
                  <text:p text:style-name="P33"><text:span text:style-name="T1">#_ </text:span>TEST</text:p>
                  <text:list>
                    <text:list-item>
                      <text:p text:style-name="P33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3">T-1.2 : each order ==&gt; show data</text:p>
              <text:list>
                <text:list-item>
                  <text:p text:style-name="P33">CODE : //debug:20200804_130533</text:p>
                </text:list-item>
                <text:list-item>
                  <text:p text:style-name="P33"><text:soft-page-break/>TEST</text:p>
                  <text:list>
                    <text:list-item>
                      <text:p text:style-name="P33">compile</text:p>
                    </text:list-item>
                    <text:list-item>
                      <text:p text:style-name="P33">run</text:p>
                    </text:list-item>
                    <text:list-item>
                      <text:p text:style-name="P33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912037657003237711" text:style-name="L4">
        <text:list-item>
          <text:p text:style-name="P34">TASK : fix</text:p>
          <text:list>
            <text:list-item>
              <text:list>
                <text:list-item>
                  <text:p text:style-name="P34">“Trail threshold = (Open)” ==&gt; calc formula, not correct</text:p>
                </text:list-item>
                <text:list-item>
                  <text:p text:style-name="P34">//next:20200804_132152</text:p>
                </text:list-item>
                <text:list-item>
                  <text:p text:style-name="P34">//next:20200804_132218</text:p>
                </text:list-item>
              </text:list>
            </text:list-item>
          </text:list>
        </text:list-item>
        <text:list-item>
          <text:p text:style-name="P34">TASK-2 : further : //debug:20200804_125000:d</text:p>
        </text:list-item>
      </text:list>
      <text:p text:style-name="P7">[further]</text:p>
      <text:p text:style-name="P7"><text:line-break/><text:span text:style-name="T11">[/ XXX] 20200804_132333</text:span></text:p>
      <text:p text:style-name="P7"/>
      <text:p text:style-name="P8"/>
      <text:p text:style-name="P7"><text:span text:style-name="T10">11.3.2_3</text:span>---------------------------------------------------------------------------</text:p>
      <text:p text:style-name="P13">[4] res free# JVEMV6 44#11.3.2_X / 44. currency / 11. prog-mt4 / 3. ea / 2. ea-6 / 20200814_150637</text:p>
      <text:p text:style-name="P7"/>
      <text:p text:style-name="P7">[do] <text:span text:style-name="T1">#_ </text:span></text:p>
      <text:list xml:id="list7535999729358842959" text:style-name="L5">
        <text:list-item>
          <text:p text:style-name="P35"><text:span text:style-name="T1">#_ </text:span>REVIEW </text:p>
          <text:list>
            <text:list-item>
              <text:p text:style-name="P35">run : C:\WORKS_2\WS\Eclipse_Luna\Cake_IFM11\app\webroot\Log_Fx_Tester\(tester-1_v2).(AUDJPY-M5).(2020-05-13)<text:soft-page-break/>(20200814_150733_410589).log</text:p>
            </text:list-item>
            <text:list-item>
              <text:p text:style-name="P35">look into </text:p>
              <text:list>
                <text:list-item>
                  <text:p text:style-name="P35">“numOf_Orders ==&gt; ” ==&gt; OK</text:p>
                </text:list-item>
              </text:list>
            </text:list-item>
          </text:list>
        </text:list-item>
        <text:list-item>
          <text:p text:style-name="P35">TASK-1 : fix</text:p>
          <text:list>
            <text:list-item>
              <text:list>
                <text:list-item>
                  <text:p text:style-name="P35">“Trail threshold = (Open)” ==&gt; calc formula, not correct</text:p>
                </text:list-item>
                <text:list-item>
                  <text:p text:style-name="P35">//next:20200804_132152</text:p>
                </text:list-item>
                <text:list-item>
                  <text:p text:style-name="P35">//next:20200804_132218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<text:span text:style-name="T1">#_ </text:span>CODE</text:p>
                  <text:list>
                    <text:list-item>
                      <text:p text:style-name="P35">edit</text:p>
                      <text:list>
                        <text:list-item>
                          <text:p text:style-name="P35">current : “OrderOpenPrice() <text:span text:style-name="T16">+</text:span> (double) valOf_Threshold_Trailing * Point”</text:p>
                        </text:list-item>
                        <text:list-item>
                          <text:p text:style-name="P35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<text:span text:style-name="T1">#_ </text:span>compile </text:p>
                    </text:list-item>
                    <text:list-item>
                      <text:p text:style-name="P35">run</text:p>
                      <text:list>
                        <text:list-item>
                          <text:p text:style-name="P35">=&gt; s: “Trail threshold = (Open)”</text:p>
                        </text:list-item>
                        <text:list-item>
                          <text:p text:style-name="P35">===&gt; ISSUE</text:p>
                          <text:list>
                            <text:list-item>
                              <text:p text:style-name="P35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35">TRY</text:p>
                          <text:list>
                            <text:list-item>
                              <text:p text:style-name="P35">review : codes</text:p>
                            </text:list-item>
                            <text:list-item>
                              <text:p text:style-name="P35">CODE : //code:20200814_153907</text:p>
                              <text:list>
                                <text:list-item>
                                  <text:p text:style-name="P35">variables ==&gt; new</text:p>
                                </text:list-item>
                              </text:list>
                            </text:list-item>
                            <text:list-item>
                              <text:p text:style-name="P35">TEST</text:p>
                              <text:list>
                                <text:list-item>
                                  <text:p text:style-name="P35"><text:soft-page-break/>compile</text:p>
                                </text:list-item>
                                <text:list-item>
                                  <text:p text:style-name="P35">run </text:p>
                                  <text:list>
                                    <text:list-item>
                                      <text:p text:style-name="P35">=&gt; s: “(Bid) - (Trail threshold)”</text:p>
                                    </text:list-item>
                                    <text:list-item>
                                      <text:p text:style-name="P35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further : //debug:20200804_125000:d</text:p>
        </text:list-item>
      </text:list>
      <text:p text:style-name="P7"/>
      <text:p text:style-name="P7">[next]</text:p>
      <text:list xml:id="list4630961136196056925" text:style-name="L6">
        <text:list-item>
          <text:p text:style-name="P36">TASK : further : //debug:20200804_125000:d</text:p>
          <text:list>
            <text:list-item>
              <text:p text:style-name="P36">if “(Bid) - (Trail threshold)” &lt; 0 (minus value)</text:p>
              <text:list>
                <text:list-item>
                  <text:p text:style-name="P36">==&gt; change order</text:p>
                </text:list-item>
                <text:list-item>
                  <text:p text:style-name="P36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20200814_155840</text:span></text:p>
      <text:p text:style-name="P7"/>
      <text:p text:style-name="P8"/>
      <text:p text:style-name="P7"><text:span text:style-name="T10">11.3.2_4</text:span>---------------------------------------------------------------------------</text:p>
      <text:p text:style-name="P13">[5] res free# JVEMV6 44#11.3.2_X / 44. currency / 11. prog-mt4 / 3. ea / 2. ea-6 / 20200819_143340</text:p>
      <text:p text:style-name="P7"/>
      <text:p text:style-name="P7">[do] <text:span text:style-name="T1">#_ </text:span></text:p>
      <text:list xml:id="list1197733677142771692" text:style-name="L7">
        <text:list-item>
          <text:p text:style-name="P37">REVIEW </text:p>
        </text:list-item>
        <text:list-item>
          <text:p text:style-name="P37">TASK : further : //debug:20200804_125000:d</text:p>
          <text:list>
            <text:list-item>
              <text:list>
                <text:list-item>
                  <text:p text:style-name="P37">if “(Bid) - (Trail threshold)” &lt; 0 (minus value)</text:p>
                  <text:list>
                    <text:list-item>
                      <text:p text:style-name="P37">==&gt; change order</text:p>
                    </text:list-item>
                    <text:list-item>
                      <text:p text:style-name="P37"><text:soft-page-break/>ref : //ref:20200814_155743 (ea-6.mq4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CODE : //code:20200819_150937</text:p>
                  <text:list>
                    <text:list-item>
                      <text:p text:style-name="P37">show ==&gt; comparison : (close + val_SL + SPREAD) and (curre SL)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judge ==&gt; update order?</text:p>
              <text:list>
                <text:list-item>
                  <text:p text:style-name="P37">CODE : //code:20200819_152148</text:p>
                  <text:list>
                    <text:list-item>
                      <text:p text:style-name="P37">move “continue;” : //marker:20200819_152103</text:p>
                    </text:list-item>
                  </text:list>
                </text:list-item>
                <text:list-item>
                  <text:p text:style-name="P37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6516267604110421232" text:style-name="L8">
        <text:list-item>
          <text:p text:style-name="P38">TASK : further : //next:20200819_153808</text:p>
          <text:list>
            <text:list-item>
              <text:list>
                <text:list-item>
                  <text:p text:style-name="P38">if ==&gt; 2 conditions met → modify : current order</text:p>
                </text:list-item>
                <text:list-item>
                  <text:p text:style-name="P38">//ref:20200814_155743</text:p>
                </text:list-item>
                <text:list-item>
                  <text:p text:style-name="P38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1">[/ XXX] </text:span></text:p>
      <text:p text:style-name="P7"/>
      <text:p text:style-name="P7"><text:span text:style-name="T15">@@@</text:span></text:p>
      <text:p text:style-name="P7"><text:span text:style-name="T10">11.3.2_5</text:span>---------------------------------------------------------------------------</text:p>
      <text:p text:style-name="P13">[6] res free# JVEMV6 44#11.3.2_X / 44. currency / 11. prog-mt4 / 3. ea / 2. ea-6 / XXX</text:p>
      <text:p text:style-name="P7"><text:soft-page-break/></text:p>
      <text:p text:style-name="P7">[do] <text:span text:style-name="T1">#_ </text:span></text:p>
      <text:list xml:id="list3493351060819980789" text:style-name="L17">
        <text:list-item>
          <text:p text:style-name="P43">REVIEW </text:p>
        </text:list-item>
        <text:list-item>
          <text:p text:style-name="P43">TASK-1</text:p>
        </text:list-item>
      </text:list>
      <text:p text:style-name="P7"/>
      <text:p text:style-name="P7">[next]</text:p>
      <text:list xml:id="list4537684439190826534" text:style-name="L16">
        <text:list-item>
          <text:p text:style-name="P42">TASK</text:p>
        </text:list-item>
      </text:list>
      <text:p text:style-name="P7">[further]</text:p>
      <text:p text:style-name="P7"><text:line-break/><text:span text:style-name="T11">[/ XXX] </text:span></text:p>
      <text:p text:style-name="P7"/>
      <text:p text:style-name="P7">------------------------------------------------ [TEMPLATE] 20191224_144528</text:p>
      <text:p text:style-name="P7"><text:span text:style-name="T10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7">[do] <text:span text:style-name="T1">#_ </text:span></text:p>
      <text:list xml:id="list35628717" text:continue-list="list1197733677142771692" text:style-name="L7">
        <text:list-item>
          <text:p text:style-name="P37">REVIEW </text:p>
        </text:list-item>
        <text:list-item>
          <text:p text:style-name="P37">TASK-1</text:p>
        </text:list-item>
      </text:list>
      <text:p text:style-name="P7"/>
      <text:p text:style-name="P7">[next]</text:p>
      <text:list xml:id="list2451133996168262942" text:style-name="L9">
        <text:list-item>
          <text:p text:style-name="P39">TASK</text:p>
        </text:list-item>
      </text:list>
      <text:p text:style-name="P7">[further]</text:p>
      <text:p text:style-name="P10"><text:line-break/><text:span text:style-name="T11">[/ XXX] </text:span></text:p>
      <text:p text:style-name="P18"><text:soft-page-break/></text:p>
      <text:p text:style-name="P18"/>
      <text:p text:style-name="P18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53927319389259180" text:style-name="L10">
        <text:list-item>
          <text:p text:style-name="P4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5640319" text:continue-numbering="true" text:style-name="L10">
        <text:list-item>
          <text:p text:style-name="P40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8108161175370700800" text:style-name="L11">
        <text:list-item>
          <text:p text:style-name="P2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0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728807598844733129" text:style-name="L12">
              <text:list-item>
                <text:p text:style-name="P24">M – w &gt; a (new window)</text:p>
              </text:list-item>
              <text:list-item>
                <text:p text:style-name="P24"><text:soft-page-break/>doc 2 : select → session number</text:p>
              </text:list-item>
              <text:list-item>
                <text:p text:style-name="P24">doc 1</text:p>
                <text:list>
                  <text:list-item>
                    <text:p text:style-name="P24">DUP → template</text:p>
                  </text:list-item>
                  <text:list-item>
                    <text:p text:style-name="P24">session num → paste</text:p>
                  </text:list-item>
                  <text:list-item>
                    <text:p text:style-name="P24">datetime ==&gt; change to “XXX”</text:p>
                  </text:list-item>
                  <text:list-item>
                    <text:p text:style-name="P24">session num → update</text:p>
                  </text:list-item>
                </text:list>
              </text:list-item>
              <text:list-item>
                <text:p text:style-name="P24">doc 2 : select → session string</text:p>
              </text:list-item>
              <text:list-item>
                <text:p text:style-name="P2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git</text:p>
            <text:list xml:id="list8246485181416108512" text:style-name="L13">
              <text:list-item>
                <text:p text:style-name="P25">commit</text:p>
                <text:list>
                  <text:list-item>
                    <text:p text:style-name="P25">jve</text:p>
                  </text:list-item>
                  <text:list-item>
                    <text:p text:style-name="P2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1">###</text:p>
          </table:table-cell>
          <table:covered-table-cell/>
        </table:table-row>
        <table:table-row>
          <table:table-cell table:style-name="表5.A6" office:value-type="float" office:value="1">
            <text:p text:style-name="P23">1</text:p>
          </table:table-cell>
          <table:table-cell table:style-name="表5.A3" office:value-type="string">
            <text:p text:style-name="P22"><office:annotation office:name="__Annotation__8900_5646382082"><dc:creator>iwabuchi ken</dc:creator><dc:date>2020-06-18T17:30:51.97</dc:date><text:p text:style-name="P46"><text:span text:style-name="T18">https://stackoverflow.com/questions/357315/get-list-of-passed-arguments-in-windows-batch-script-bat</text:span></text:p></office:annotation><text:span text:style-name="T14">C:</text:span><office:annotation-end office:name="__Annotation__8900_5646382082"/><text:span text:style-name="T14">\WORKS_2\WS\WS_Others.JVEMV6\JVEMV6\44_currency\10_prog-php\2_tester\end_all_cake.bat (comp)</text:span> <text:s text:c="14"/><text:span text:style-name="T4">[5] res free# JVEMV6 44#11.3.2_X / 44. currency / 11. prog-mt4 / 3. ea / 2. ea-6 / 20200819_143340</text:span></text:p>
          </table:table-cell>
        </table:table-row>
        <table:table-row>
          <table:table-cell table:style-name="表5.A6" office:value-type="float" office:value="2">
            <text:p text:style-name="P22">2</text:p>
          </table:table-cell>
          <table:table-cell table:style-name="表5.A3" office:value-type="string">
            <text:p text:style-name="P22"><office:annotation office:name="__Annotation__8900_56463820813"><dc:creator>iwabuchi ken</dc:creator><dc:date>2020-06-18T17:30:51.09</dc:date><text:p text:style-name="P46"><text:span text:style-name="T18">https://stackoverflow.com/questions/357315/get-list-of-passed-arguments-in-windows-batch-script-bat</text:span></text:p></office:annotation><text:span text:style-name="T17">C:</text:span><office:annotation-end office:name="__Annotation__8900_56463820813"/><text:span text:style-name="T17">\WORKS_2\WS\WS_Others.JVEMV6\JVEMV6\44_currency\10_prog-php\2_tester\end_all_mt4.bat <text:s text:c="55"/></text:span><text:span text:style-name="T4">[5] res free# JVEMV6 44#11.3.2_X / 44. currency / 11. prog-mt4 / 3. ea / 2. ea-6 / 20200819_143340</text:span></text:p>
          </table:table-cell>
        </table:table-row>
        <table:table-row>
          <table:table-cell table:style-name="表5.A6" office:value-type="float" office:value="3">
            <text:p text:style-name="P22">3</text:p>
          </table:table-cell>
          <table:table-cell table:style-name="表5.A3" office:value-type="string">
            <text:p text:style-name="P22"><office:annotation office:name="__Annotation__8900_564638208111"><dc:creator>iwabuchi ken</dc:creator><dc:date>2020-06-18T17:30:51.10</dc:date><text:p text:style-name="P46"><text:span text:style-name="T18">https://stackoverflow.com/questions/357315/get-list-of-passed-arguments-in-windows-batch-script-bat</text:span></text:p></office:annotation><text:span text:style-name="T13">C:</text:span><office:annotation-end office:name="__Annotation__8900_564638208111"/><text:span text:style-name="T13">\WORKS_2\WS\WS_Others.JVEMV6\JVEMV6\44_currency\10_prog-php\2_tester\end_all_jve.bat</text:span> <text:span text:style-name="T4">[5] res free# JVEMV6 44#11.3.2_X / 44. currency / 11. prog-mt4 / 3. ea / 2. ea-6 / 20200819_143340</text:span></text:p>
          </table:table-cell>
        </table:table-row>
        <table:table-row>
          <table:table-cell table:style-name="表5.A6" office:value-type="float" office:value="4">
            <text:p text:style-name="P22">4</text:p>
          </table:table-cell>
          <table:table-cell table:style-name="表5.A3" office:value-type="string">
            <text:p text:style-name="P22"><office:annotation office:name="__Annotation__8900_564638208121"><dc:creator>iwabuchi ken</dc:creator><dc:date>2020-06-18T17:30:51.10</dc:date><text:p text:style-name="P46"><text:span text:style-name="T18">https://stackoverflow.com/questions/357315/get-list-of-passed-arguments-in-windows-batch-script-bat</text:span></text:p></office:annotation><text:span text:style-name="T13">C:</text:span><office:annotation-end office:name="__Annotation__8900_564638208121"/><text:span text:style-name="T13">\WORKS_2\WS\WS_Others.JVEMV6\JVEMV6\44_currency\10_prog-php\2_tester\end_all_apps.bat</text:span> <text:span text:style-name="T4">[5] res free# JVEMV6 44#11.3.2_X / 44. currency / 11. prog-mt4 / 3. ea / 2. ea-6 / 20200819_143340</text:span></text:p>
          </table:table-cell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360647499795329566" text:style-name="L14">
              <text:list-item>
                <text:p text:style-name="P26">doc 1 : select → git push, echo</text:p>
              </text:list-item>
              <text:list-item>
                <text:p text:style-name="P26"><text:soft-page-break/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4"><text:span text:style-name="T6">C:\WORKS_2\WS\WS_Others.JVEMV6\JVEMV6\37_miscs\12_programmin</text:span><text:span text:style-name="T6">g\3_fx-log-file\end_apps.bat &amp;&amp; echo.&gt;&gt; </text:span><text:span text:style-name="T6">C:\WORKS_2\shortcuts_docs\start_log_JVE_44_10_2.[fx-php-</text:span><text:span text:style-name="T6">tester].bat &amp;&amp; </text:span><text:span text:style-name="T9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oj &amp;&amp; git add -A &amp;&amp; git commit -m ^"<text:span text:style-name="T7">[21] res free# </text:span><text:span text:style-name="T7">JVEMV6 44#10.2.2_XX / 44. currency / 10. prog-php / </text:span><text:span text:style-name="T7">2. tester / 2. <text:s/></text:span><text:span text:style-name="T7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6">C:\WORKS_2\a.bat &amp;&amp; r c &amp;&amp; git add -A &amp;&amp; git commit -m ^"<text:span text:style-name="T7">[20] res free# </text:span><text:span text:style-name="T7">JVEMV6 44#10.2.2_XX / 44. currency / 10. prog-php / </text:span><text:span text:style-name="T7">2. tester / 2. <text:s/></text:span><text:span text:style-name="T7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5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647482151552012810" text:style-name="L15">
              <text:list-item>
                <text:p text:style-name="P27">eclipse</text:p>
              </text:list-item>
              <text:list-item>
                <text:p text:style-name="P27">mt4</text:p>
              </text:list-item>
              <text:list-item>
                <text:p text:style-name="P27">folders</text:p>
              </text:list-item>
              <text:list-item>
                <text:p text:style-name="P27">sakura files</text:p>
              </text:list-item>
              <text:list-item>
                <text:p text:style-name="P27">docs</text:p>
              </text:list-item>
            </text:list>
          </table:table-cell>
          <table:covered-table-cell/>
        </table:table-row>
      </table:table>
      <text:list xml:id="list35632403" text:continue-list="list8108161175370700800" text:style-name="L11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7"><text:span text:style-name="T6">C:\WORKS_2\WS\WS_Others.JVEMV6\JVEMV6\37_miscs\12_programmin</text:span><text:span text:style-name="T6">g\3_fx-log-file\end_apps.bat &amp;&amp; echo.&gt;&gt; C:\WORKS_2\shortcuts_docs\start_log_JVE_44_10_2.[fx-php-</text:span><text:span text:style-name="T6">tester].bat &amp;&amp; </text:span><text:span text:style-name="T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ext:soft-page-break/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5623800" text:continue-numbering="true" text:style-name="L11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5650926" text:continue-numbering="true" text:style-name="L11">
        <text:list-item>
          <text:p text:style-name="P29">move “<text:span text:style-name="T2">@@@</text:span>”</text:p>
        </text:list-item>
        <text:list-item>
          <text:p text:style-name="P41">DUP : template</text:p>
        </text:list-item>
      </text:list>
      <text:p text:style-name="P7"/>
      <text:p text:style-name="P7">/ ------------------------------------------------------- [STEPS : closing] 20191220_142139 /</text:p>
      <text:p text:style-name="P9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19T15:42:10.35</dc:date>
    <dc:creator>iwabuchi ken</dc:creator>
    <meta:editing-duration>P9DT5H11M9S</meta:editing-duration>
    <meta:editing-cycles>1524</meta:editing-cycles>
    <meta:generator>OpenOffice/4.1.3$Win32 OpenOffice.org_project/413m1$Build-9783</meta:generator>
    <meta:document-statistic meta:table-count="5" meta:image-count="0" meta:object-count="0" meta:page-count="15" meta:paragraph-count="260" meta:word-count="1218" meta:character-count="9864"/>
  </office:meta>
</office:document-meta>
</file>